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ercice 2.1.3 :</text:p>
      <text:p text:style-name="Normal">L’utilisateur peut saisir plusieurs valeurs à convertir.</text:p>
      <text:p text:style-name="Normal">Il saisit une valeur à convertir avec son unité de mesure (km ou mi).</text:p>
      <text:p text:style-name="Normal">Si aucune unité de mesure n’est indiquée, le programme considère la valeur en kilomètres.</text:p>
      <text:p text:style-name="Normal">A l’appui de la touche « Entrée », la valeur saisie est enregistrée dans un tableau en mémoire.</text:p>
      <text:p text:style-name="Normal">L’utilisateur peut enregistrer autant de valeurs qu’il souhaite.</text:p>
      <text:p text:style-name="Normal">Si l’utilisateur saisit la commande « go », le programme convertit toutes les valeurs mémorisées et affiche le résultat</text:p>
      <text:p text:style-name="Normal">de chaque conversion.</text:p>
      <text:p text:style-name="Normal">La commande « quit » permet de quitter le programme. Tant que cette commande n’est pas saisie, l’utilisateur peut</text:p>
      <text:p text:style-name="Normal">continuer à faire des conversions.</text:p>
      <text:p text:style-name="Normal"><text:s/></text:p>
      <text:p text:style-name="Normal">// Exercice 2_1_3</text:p>
      <text:p text:style-name="Normal"><text:s/></text:p>
      <text:p text:style-name="Normal">Variables :</text:p>
      <text:p text:style-name="Normal">string : userInput, unit</text:p>
      <text:p text:style-name="Normal">double : distance</text:p>
      <text:p text:style-name="Normal">string[] : userInputs</text:p>
      <text:p text:style-name="Normal">const string : go, quit</text:p>
      <text:p text:style-name="Normal">int : index<text:s/></text:p>
      <text:p text:style-name="Normal"/>
      <text:p text:style-name="Normal">Code :</text:p>
      <text:p text:style-name="Normal">go &lt;-- "go"</text:p>
      <text:p text:style-name="Normal">quit &lt;-- "quit"</text:p>
      <text:p text:style-name="Normal">index &lt;-- 0</text:p>
      <text:p text:style-name="Normal">DO</text:p>
      <text:p text:style-name="Normal">WRITE "Saisissez une distance avec son unité (\"km\" ou \"mi\") ou lancez la conversion avec \"go\" ou quitter le programme avec \"quit\""</text:p>
      <text:p text:style-name="Normal">READ userInput</text:p>
      <text:p text:style-name="Normal"/>
      <text:p text:style-name="Normal">IF (userInput == quit)</text:p>
      <text:p text:style-name="Normal">QuitterProgramme()</text:p>
      <text:p text:style-name="Normal">END IF</text:p>
      <text:p text:style-name="Normal"><text:s/></text:p>
      <text:p text:style-name="Normal">IF (userInput == go)</text:p>
      <text:p text:style-name="Normal">// Lancer la conversion de toutes les saisies</text:p>
      <text:p text:style-name="Normal">ConvertAllPreviousInputs(userInputs)</text:p>
      <text:p text:style-name="Normal">ELSE</text:p>
      <text:p text:style-name="Normal">// Vérifier la saisie (nombre, unité?)</text:p>
      <text:p text:style-name="Normal">userInput = CheckUserInput(userInput)</text:p>
      <text:p text:style-name="Normal">// Ajouter saisie dans le tableau userInputs</text:p>
      <text:p text:style-name="Normal">index &lt;-- AddUserInputToInputs(userInput, userInputs, index)</text:p>
      <text:p text:style-name="Normal">END IF</text:p>
      <text:p text:style-name="Normal">WHILE(true)</text:p>
      <text:p text:style-name="Normal"><text:s/></text:p>
      <text:p text:style-name="Normal"><text:s/></text:p>
      <text:p text:style-name="Normal">FUNCTION:</text:p>
      <text:p text:style-name="Normal">void QuitterProgramme()</text:p>
      <text:p text:style-name="Normal"/>
      <text:p text:style-name="Normal">Variables :</text:p>
      <text:p text:style-name="Normal"/>
      <text:p text:style-name="Normal">Code :</text:p>
      <text:p text:style-name="Normal">WRITE "Bye bye"</text:p>
      <text:p text:style-name="Normal">Environnement.Exit(0)</text:p>
      <text:p text:style-name="Normal"><text:s/></text:p>
      <text:p text:style-name="Normal">void ConvertAllPreviousInputs(string[] inputs)</text:p>
      <text:p text:style-name="Normal"/>
      <text:p text:style-name="Normal">Variables :</text:p>
      <text:p text:style-name="Normal">const string : miles</text:p>
      <text:p text:style-name="Normal">string[] : input</text:p>
      <text:p text:style-name="Normal">double resultConversion</text:p>
      <text:p text:style-name="Normal">int : index</text:p>
      <text:p text:style-name="Normal"><text:s/></text:p>
      <text:p text:style-name="Normal">Code :</text:p>
      <text:p text:style-name="Normal">miles &lt;-- "mi"</text:p>
      <text:p text:style-name="Normal">FOR index FROM 0 TO inputs.Length</text:p>
      <text:p text:style-name="Normal">// mettre dans input la distance et l'unité séparés en 2 éléments de tableau (input[0] distance <text:s/>et input[1] unité</text:p>
      <text:p text:style-name="Normal">input &lt;-- inputs[index].Split(' ')</text:p>
      <text:p text:style-name="Normal">IF (input[0] est vide)</text:p>
      <text:p text:style-name="Normal">quitter la boucle</text:p>
      <text:p text:style-name="Normal">ELSE</text:p>
      <text:p text:style-name="Normal">IF (input[1] == miles) THEN</text:p>
      <text:p text:style-name="Normal">resultConversion &lt; -- convertir de miles à kilometres</text:p>
      <text:p text:style-name="Normal">WRITE $"{input[0]} miles = {resultConversion} kilomètres"</text:p>
      <text:p text:style-name="Normal">ELSE</text:p>
      <text:p text:style-name="Normal">resultConversion &lt; -- convertir de kilomètres à miles</text:p>
      <text:p text:style-name="Normal">WRITE $"{input[0]} kilomètres = {resultConversion} miles"<text:tab/></text:p>
      <text:p text:style-name="Normal">END IF</text:p>
      <text:p text:style-name="Normal"/>
      <text:p text:style-name="Normal">END IF</text:p>
      <text:p text:style-name="Normal">END FOR</text:p>
      <text:p text:style-name="Normal">Vider inputs</text:p>
      <text:p text:style-name="Normal"/>
      <text:p text:style-name="Normal"><text:s/></text:p>
      <text:p text:style-name="Normal"><text:s/></text:p>
      <text:p text:style-name="Normal">string CheckUserInput(string userInput)</text:p>
      <text:p text:style-name="Normal">Variables :</text:p>
      <text:p text:style-name="Normal">string[] : splitInput</text:p>
      <text:p text:style-name="Normal">const string : kilometers, emptyString</text:p>
      <text:p text:style-name="Normal"/>
      <text:p text:style-name="Normal">Codes :</text:p>
      <text:p text:style-name="Normal">miles &lt;-- " km"</text:p>
      <text:p text:style-name="Normal">splitInput &lt;-- userInput.Split(' ')</text:p>
      <text:p text:style-name="Normal">emptyString &lt;-- ""</text:p>
      <text:p text:style-name="Normal">// Si l'entrée de l'utilisateur n'a pas d'unité, on lui ajoute l'unité kilomètre et on la renvoie, sinon on renvoie l'entrée de l'utilisateur directement</text:p>
      <text:p text:style-name="Normal">IF (splitInput .Length = 1)</text:p>
      <text:p text:style-name="Normal">return (userInput + kilometers)</text:p>
      <text:p text:style-name="Normal">ELSE</text:p>
      <text:p text:style-name="Normal">return userInput</text:p>
      <text:p text:style-name="Normal">END IF</text:p>
      <text:p text:style-name="Normal">IF (splitInput[0] n'est pas un nombre)</text:p>
      <text:p text:style-name="Normal">return emptyString</text:p>
      <text:p text:style-name="Normal">END IF</text:p>
      <text:p text:style-name="Normal"><text:s/></text:p>
      <text:p text:style-name="Normal">int AddUserInputToInputs(string userInput, string[] inputs, int index)</text:p>
      <text:p text:style-name="Normal">Variables :</text:p>
      <text:p text:style-name="Normal"/>
      <text:p text:style-name="Normal">Code :</text:p>
      <text:p text:style-name="Normal">IF (userInput n'est pas vide)</text:p>
      <text:p text:style-name="Normal">inputs[index] &lt;-- userInput</text:p>
      <text:p text:style-name="Normal">index++</text:p>
      <text:p text:style-name="Normal">IF (index == inputs.Length)</text:p>
      <text:p text:style-name="Normal">index &lt;-- 0</text:p>
      <text:p text:style-name="Normal">END IF</text:p>
      <text:p text:style-name="Normal">END IF</text:p>
      <text:p text:style-name="Normal">Return index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KKOUMI Sabah</meta:initial-creator>
    <dc:creator>DEKKOUMI Sabah</dc:creator>
    <meta:creation-date>2021-12-09T12:08:00Z</meta:creation-date>
    <dc:date>2021-12-09T12:08:00Z</dc:date>
    <meta:template xlink:href="Normal.dotm" xlink:type="simple"/>
    <meta:editing-cycles>1</meta:editing-cycles>
    <meta:editing-duration>PT0S</meta:editing-duration>
    <meta:document-statistic meta:page-count="1" meta:paragraph-count="5" meta:word-count="446" meta:character-count="2899" meta:row-count="20" meta:non-whitespace-character-count="2458"/>
  </office:meta>
</office:document-meta>
</file>